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YouTube Noto" svg:font-family="'YouTube Noto',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2d1" officeooo:paragraph-rsid="001d46c3"/>
    </style:style>
    <style:style style:name="P2" style:family="paragraph" style:parent-style-name="Standard">
      <style:text-properties fo:font-size="15pt" fo:font-weight="bold" officeooo:rsid="0074b508" officeooo:paragraph-rsid="001d46c3" style:font-size-asian="15pt" style:font-weight-asian="bold" style:font-size-complex="15pt" style:font-weight-complex="bold"/>
    </style:style>
    <style:style style:name="P3" style:family="paragraph" style:parent-style-name="Standard">
      <style:text-properties fo:font-size="15pt" fo:font-weight="bold" officeooo:rsid="007c8cfb" officeooo:paragraph-rsid="001d46c3" style:font-size-asian="15pt" style:font-weight-asian="bold" style:font-size-complex="15pt" style:font-weight-complex="bold"/>
    </style:style>
    <style:style style:name="P4" style:family="paragraph" style:parent-style-name="Standard">
      <style:text-properties fo:font-size="15pt" fo:font-weight="bold" officeooo:rsid="007fa03a" officeooo:paragraph-rsid="001d46c3" style:font-size-asian="15pt" style:font-weight-asian="bold" style:font-size-complex="15pt" style:font-weight-complex="bold"/>
    </style:style>
    <style:style style:name="P5" style:family="paragraph" style:parent-style-name="Standard">
      <style:text-properties fo:font-size="15pt" fo:font-weight="bold" officeooo:rsid="0076959a" officeooo:paragraph-rsid="0076959a" style:font-size-asian="15pt" style:font-weight-asian="bold" style:font-size-complex="15pt" style:font-weight-complex="bold"/>
    </style:style>
    <style:style style:name="P6" style:family="paragraph" style:parent-style-name="Standard">
      <style:text-properties fo:font-weight="normal" officeooo:rsid="0076be12" officeooo:paragraph-rsid="001d46c3" style:font-weight-asian="normal" style:font-weight-complex="normal"/>
    </style:style>
    <style:style style:name="P7" style:family="paragraph" style:parent-style-name="Standard">
      <style:text-properties fo:font-weight="normal" officeooo:rsid="0023f4b5" officeooo:paragraph-rsid="0023f4b5" style:font-weight-asian="normal" style:font-weight-complex="normal"/>
    </style:style>
    <style:style style:name="P8" style:family="paragraph" style:parent-style-name="Standard">
      <style:text-properties fo:font-weight="normal" officeooo:rsid="00273bfa" officeooo:paragraph-rsid="00273bfa" style:font-weight-asian="normal" style:font-weight-complex="normal"/>
    </style:style>
    <style:style style:name="P9" style:family="paragraph" style:parent-style-name="Standard">
      <style:text-properties fo:font-weight="normal" officeooo:rsid="0028b7f5" officeooo:paragraph-rsid="0028b7f5" style:font-weight-asian="normal" style:font-weight-complex="normal"/>
    </style:style>
    <style:style style:name="P10" style:family="paragraph" style:parent-style-name="Standard">
      <style:text-properties fo:font-weight="normal" officeooo:rsid="002b7874" officeooo:paragraph-rsid="002b7874" style:font-weight-asian="normal" style:font-weight-complex="normal"/>
    </style:style>
    <style:style style:name="P11" style:family="paragraph" style:parent-style-name="Standard">
      <style:text-properties fo:font-weight="normal" officeooo:rsid="002d4b29" officeooo:paragraph-rsid="002d4b29" style:font-weight-asian="normal" style:font-weight-complex="normal"/>
    </style:style>
    <style:style style:name="P12" style:family="paragraph" style:parent-style-name="Standard">
      <style:text-properties fo:font-weight="normal" officeooo:rsid="002f1ecd" officeooo:paragraph-rsid="002f1ecd" style:font-weight-asian="normal" style:font-weight-complex="normal"/>
    </style:style>
    <style:style style:name="P13" style:family="paragraph" style:parent-style-name="Standard">
      <style:text-properties fo:font-weight="normal" officeooo:rsid="002f1ecd" officeooo:paragraph-rsid="002fb423" style:font-weight-asian="normal" style:font-weight-complex="normal"/>
    </style:style>
    <style:style style:name="P14" style:family="paragraph" style:parent-style-name="Standard">
      <style:text-properties fo:font-weight="normal" officeooo:rsid="0030640b" officeooo:paragraph-rsid="0030640b" style:font-weight-asian="normal" style:font-weight-complex="normal"/>
    </style:style>
    <style:style style:name="P15" style:family="paragraph" style:parent-style-name="Standard">
      <style:text-properties fo:font-weight="normal" officeooo:rsid="0031723f" officeooo:paragraph-rsid="0031723f" style:font-weight-asian="normal" style:font-weight-complex="normal"/>
    </style:style>
    <style:style style:name="P16" style:family="paragraph" style:parent-style-name="Standard">
      <style:text-properties fo:font-weight="normal" officeooo:rsid="0031f8ca" officeooo:paragraph-rsid="0031f8ca" style:font-weight-asian="normal" style:font-weight-complex="normal"/>
    </style:style>
    <style:style style:name="P17" style:family="paragraph" style:parent-style-name="Standard">
      <style:text-properties fo:font-weight="normal" officeooo:rsid="0034b4f9" officeooo:paragraph-rsid="0034b4f9" style:font-weight-asian="normal" style:font-weight-complex="normal"/>
    </style:style>
    <style:style style:name="P18" style:family="paragraph" style:parent-style-name="Standard">
      <style:text-properties fo:font-weight="normal" officeooo:rsid="0034b4f9" officeooo:paragraph-rsid="007a9d5c" style:font-weight-asian="normal" style:font-weight-complex="normal"/>
    </style:style>
    <style:style style:name="P19" style:family="paragraph" style:parent-style-name="Standard">
      <style:text-properties fo:font-weight="normal" officeooo:rsid="003766ed" officeooo:paragraph-rsid="003766ed" style:font-weight-asian="normal" style:font-weight-complex="normal"/>
    </style:style>
    <style:style style:name="P20" style:family="paragraph" style:parent-style-name="Standard">
      <style:text-properties fo:font-weight="normal" officeooo:rsid="0037c3e7" officeooo:paragraph-rsid="0037c3e7" style:font-weight-asian="normal" style:font-weight-complex="normal"/>
    </style:style>
    <style:style style:name="P21" style:family="paragraph" style:parent-style-name="Standard">
      <style:text-properties fo:font-weight="normal" officeooo:rsid="003b6d97" officeooo:paragraph-rsid="003b6d97" style:font-weight-asian="normal" style:font-weight-complex="normal"/>
    </style:style>
    <style:style style:name="P22" style:family="paragraph" style:parent-style-name="Standard">
      <style:text-properties fo:font-weight="normal" officeooo:rsid="003f8f29" officeooo:paragraph-rsid="003f8f29" style:font-weight-asian="normal" style:font-weight-complex="normal"/>
    </style:style>
    <style:style style:name="P23" style:family="paragraph" style:parent-style-name="Standard">
      <style:text-properties fo:font-weight="normal" officeooo:rsid="00409587" officeooo:paragraph-rsid="00409587" style:font-weight-asian="normal" style:font-weight-complex="normal"/>
    </style:style>
    <style:style style:name="P24" style:family="paragraph" style:parent-style-name="Standard">
      <style:text-properties fo:font-weight="normal" officeooo:rsid="0044eafd" officeooo:paragraph-rsid="0044eafd" style:font-weight-asian="normal" style:font-weight-complex="normal"/>
    </style:style>
    <style:style style:name="P25" style:family="paragraph" style:parent-style-name="Standard">
      <style:text-properties fo:font-weight="normal" officeooo:rsid="004688bc" officeooo:paragraph-rsid="004688bc" style:font-weight-asian="normal" style:font-weight-complex="normal"/>
    </style:style>
    <style:style style:name="P26" style:family="paragraph" style:parent-style-name="Standard">
      <style:text-properties fo:font-weight="normal" officeooo:rsid="004a2589" officeooo:paragraph-rsid="004a2589" style:font-weight-asian="normal" style:font-weight-complex="normal"/>
    </style:style>
    <style:style style:name="P27" style:family="paragraph" style:parent-style-name="Standard">
      <style:text-properties fo:font-weight="normal" officeooo:rsid="004d5faf" officeooo:paragraph-rsid="004d5faf" style:font-weight-asian="normal" style:font-weight-complex="normal"/>
    </style:style>
    <style:style style:name="P28" style:family="paragraph" style:parent-style-name="Standard">
      <style:text-properties fo:font-weight="normal" officeooo:rsid="004f73b3" officeooo:paragraph-rsid="004f73b3" style:font-weight-asian="normal" style:font-weight-complex="normal"/>
    </style:style>
    <style:style style:name="P29" style:family="paragraph" style:parent-style-name="Standard">
      <style:text-properties fo:font-weight="normal" officeooo:rsid="0050a5a4" officeooo:paragraph-rsid="0050a5a4" style:font-weight-asian="normal" style:font-weight-complex="normal"/>
    </style:style>
    <style:style style:name="P30" style:family="paragraph" style:parent-style-name="Standard">
      <style:text-properties fo:font-weight="normal" officeooo:rsid="0050d6d2" officeooo:paragraph-rsid="0050d6d2" style:font-weight-asian="normal" style:font-weight-complex="normal"/>
    </style:style>
    <style:style style:name="P31" style:family="paragraph" style:parent-style-name="Standard">
      <style:text-properties fo:font-weight="normal" officeooo:rsid="00524383" officeooo:paragraph-rsid="00524383" style:font-weight-asian="normal" style:font-weight-complex="normal"/>
    </style:style>
    <style:style style:name="P32" style:family="paragraph" style:parent-style-name="Standard">
      <style:text-properties fo:font-weight="normal" officeooo:rsid="0054dea3" officeooo:paragraph-rsid="0054dea3" style:font-weight-asian="normal" style:font-weight-complex="normal"/>
    </style:style>
    <style:style style:name="P33" style:family="paragraph" style:parent-style-name="Standard">
      <style:text-properties fo:font-weight="normal" officeooo:rsid="0059138b" officeooo:paragraph-rsid="0059138b" style:font-weight-asian="normal" style:font-weight-complex="normal"/>
    </style:style>
    <style:style style:name="P34" style:family="paragraph" style:parent-style-name="Standard">
      <style:text-properties fo:font-weight="normal" officeooo:rsid="005b14bd" officeooo:paragraph-rsid="005b14bd" style:font-weight-asian="normal" style:font-weight-complex="normal"/>
    </style:style>
    <style:style style:name="P35" style:family="paragraph" style:parent-style-name="Standard">
      <style:text-properties fo:font-weight="normal" officeooo:rsid="005c6a81" officeooo:paragraph-rsid="005c6a81" style:font-weight-asian="normal" style:font-weight-complex="normal"/>
    </style:style>
    <style:style style:name="P36" style:family="paragraph" style:parent-style-name="Standard">
      <style:text-properties fo:font-weight="normal" officeooo:rsid="005f99de" officeooo:paragraph-rsid="005f99de" style:font-weight-asian="normal" style:font-weight-complex="normal"/>
    </style:style>
    <style:style style:name="P37" style:family="paragraph" style:parent-style-name="Standard">
      <style:text-properties fo:font-weight="normal" officeooo:rsid="005ffb6e" officeooo:paragraph-rsid="005ffb6e" style:font-weight-asian="normal" style:font-weight-complex="normal"/>
    </style:style>
    <style:style style:name="P38" style:family="paragraph" style:parent-style-name="Standard">
      <style:text-properties fo:font-weight="normal" officeooo:rsid="0062ea78" officeooo:paragraph-rsid="0062ea78" style:font-weight-asian="normal" style:font-weight-complex="normal"/>
    </style:style>
    <style:style style:name="P39" style:family="paragraph" style:parent-style-name="Standard">
      <style:text-properties fo:font-weight="normal" officeooo:rsid="00655264" officeooo:paragraph-rsid="00655264" style:font-weight-asian="normal" style:font-weight-complex="normal"/>
    </style:style>
    <style:style style:name="P40" style:family="paragraph" style:parent-style-name="Standard">
      <style:text-properties fo:font-weight="normal" officeooo:rsid="006677cf" officeooo:paragraph-rsid="006677cf" style:font-weight-asian="normal" style:font-weight-complex="normal"/>
    </style:style>
    <style:style style:name="P41" style:family="paragraph" style:parent-style-name="Standard">
      <style:text-properties fo:font-weight="normal" officeooo:rsid="0069b4a4" officeooo:paragraph-rsid="0069b4a4" style:font-weight-asian="normal" style:font-weight-complex="normal"/>
    </style:style>
    <style:style style:name="P42" style:family="paragraph" style:parent-style-name="Standard">
      <style:text-properties fo:font-weight="normal" officeooo:rsid="006a9d69" officeooo:paragraph-rsid="006a9d69" style:font-weight-asian="normal" style:font-weight-complex="normal"/>
    </style:style>
    <style:style style:name="P43" style:family="paragraph" style:parent-style-name="Standard">
      <style:text-properties fo:font-weight="normal" officeooo:rsid="006ce412" officeooo:paragraph-rsid="006ce412" style:font-weight-asian="normal" style:font-weight-complex="normal"/>
    </style:style>
    <style:style style:name="P44" style:family="paragraph" style:parent-style-name="Standard">
      <style:text-properties fo:font-weight="normal" officeooo:rsid="006d48cd" officeooo:paragraph-rsid="006d48cd" style:font-weight-asian="normal" style:font-weight-complex="normal"/>
    </style:style>
    <style:style style:name="P45" style:family="paragraph" style:parent-style-name="Standard">
      <style:text-properties fo:font-weight="normal" officeooo:rsid="006d48cd" officeooo:paragraph-rsid="007e0a52" style:font-weight-asian="normal" style:font-weight-complex="normal"/>
    </style:style>
    <style:style style:name="P46" style:family="paragraph" style:parent-style-name="Standard">
      <style:text-properties fo:font-weight="normal" officeooo:rsid="007067ce" officeooo:paragraph-rsid="007067ce" style:font-weight-asian="normal" style:font-weight-complex="normal"/>
    </style:style>
    <style:style style:name="P47" style:family="paragraph" style:parent-style-name="Standard">
      <style:text-properties fo:font-weight="normal" officeooo:rsid="00757b96" officeooo:paragraph-rsid="00757b96" style:font-weight-asian="normal" style:font-weight-complex="normal"/>
    </style:style>
    <style:style style:name="P48" style:family="paragraph" style:parent-style-name="Standard">
      <style:text-properties fo:font-size="12pt" fo:font-weight="normal" officeooo:rsid="0076959a" officeooo:paragraph-rsid="0076959a" style:font-size-asian="10.5pt" style:font-weight-asian="normal" style:font-size-complex="12pt" style:font-weight-complex="normal"/>
    </style:style>
    <style:style style:name="P49" style:family="paragraph" style:parent-style-name="Standard">
      <style:text-properties fo:color="#000000" fo:font-size="12pt" fo:font-weight="normal" officeooo:rsid="0077af65" officeooo:paragraph-rsid="0077af65" style:font-size-asian="12pt" style:font-weight-asian="normal" style:font-size-complex="12pt" style:font-weight-complex="normal"/>
    </style:style>
    <style:style style:name="P50" style:family="paragraph" style:parent-style-name="Standard">
      <style:text-properties fo:color="#000000" fo:font-size="12pt" fo:font-weight="normal" officeooo:rsid="00797054" officeooo:paragraph-rsid="00797054" style:font-size-asian="12pt" style:font-weight-asian="normal" style:font-size-complex="12pt" style:font-weight-complex="normal"/>
    </style:style>
    <style:style style:name="P51" style:family="paragraph" style:parent-style-name="Standard">
      <style:text-properties fo:color="#000000" fo:font-size="12pt" fo:font-weight="normal" officeooo:rsid="00797054" officeooo:paragraph-rsid="007a9d5c" style:font-size-asian="12pt" style:font-weight-asian="normal" style:font-size-complex="12pt" style:font-weight-complex="normal"/>
    </style:style>
    <style:style style:name="P52" style:family="paragraph" style:parent-style-name="Standard">
      <style:text-properties fo:color="#000000" fo:font-size="12pt" fo:font-weight="normal" officeooo:rsid="0034b4f9" officeooo:paragraph-rsid="007a9d5c" style:font-size-asian="12pt" style:font-weight-asian="normal" style:font-size-complex="12pt" style:font-weight-complex="normal"/>
    </style:style>
    <style:style style:name="P53" style:family="paragraph" style:parent-style-name="Standard">
      <style:text-properties fo:color="#000000" fo:font-size="12pt" fo:font-weight="normal" officeooo:rsid="007a9d5c" officeooo:paragraph-rsid="007a9d5c" style:font-size-asian="12pt" style:font-weight-asian="normal" style:font-size-complex="12pt" style:font-weight-complex="normal"/>
    </style:style>
    <style:style style:name="P54" style:family="paragraph" style:parent-style-name="Standard">
      <style:text-properties fo:color="#000000" fo:font-size="12pt" fo:font-weight="normal" officeooo:rsid="007c16f8" officeooo:paragraph-rsid="007c16f8" style:font-size-asian="12pt" style:font-weight-asian="normal" style:font-size-complex="12pt" style:font-weight-complex="normal"/>
    </style:style>
    <style:style style:name="P55" style:family="paragraph" style:parent-style-name="Standard">
      <style:text-properties fo:color="#000000" fo:font-size="12pt" fo:font-weight="normal" officeooo:rsid="007cda04" officeooo:paragraph-rsid="007cda04" style:font-size-asian="12pt" style:font-weight-asian="normal" style:font-size-complex="12pt" style:font-weight-complex="normal"/>
    </style:style>
    <style:style style:name="P56" style:family="paragraph" style:parent-style-name="Standard">
      <style:text-properties officeooo:rsid="0074b508" officeooo:paragraph-rsid="001d46c3"/>
    </style:style>
    <style:style style:name="P57" style:family="paragraph" style:parent-style-name="Standard">
      <style:text-properties fo:font-weight="bold" officeooo:rsid="002f1ecd" officeooo:paragraph-rsid="002f1ecd" style:font-weight-asian="bold" style:font-weight-complex="bold"/>
    </style:style>
    <style:style style:name="P58" style:family="paragraph" style:parent-style-name="Standard">
      <style:text-properties officeooo:rsid="001f9ccf" officeooo:paragraph-rsid="001f9ccf"/>
    </style:style>
    <style:style style:name="P59" style:family="paragraph" style:parent-style-name="Standard">
      <style:text-properties officeooo:rsid="001fe252" officeooo:paragraph-rsid="001fe252"/>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2385f7" style:font-size-asian="12pt" style:font-weight-asian="bold" style:font-size-complex="12pt" style:font-weight-complex="bold"/>
    </style:style>
    <style:style style:name="T4" style:family="text">
      <style:text-properties fo:font-size="12pt" fo:font-weight="bold" officeooo:rsid="00259457" style:font-size-asian="12pt" style:font-weight-asian="bold" style:font-size-complex="12pt" style:font-weight-complex="bold"/>
    </style:style>
    <style:style style:name="T5" style:family="text">
      <style:text-properties fo:font-size="12pt" fo:font-weight="bold" officeooo:rsid="00273bfa" style:font-size-asian="12pt" style:font-weight-asian="bold" style:font-size-complex="12pt" style:font-weight-complex="bold"/>
    </style:style>
    <style:style style:name="T6" style:family="text">
      <style:text-properties fo:font-size="12pt" fo:font-weight="bold" officeooo:rsid="002a3ba9" style:font-size-asian="12pt" style:font-weight-asian="bold" style:font-size-complex="12pt" style:font-weight-complex="bold"/>
    </style:style>
    <style:style style:name="T7" style:family="text">
      <style:text-properties fo:font-size="12pt" fo:font-weight="bold" officeooo:rsid="002d4b29" style:font-size-asian="12pt" style:font-weight-asian="bold" style:font-size-complex="12pt" style:font-weight-complex="bold"/>
    </style:style>
    <style:style style:name="T8" style:family="text">
      <style:text-properties fo:font-size="12pt" fo:font-weight="bold" officeooo:rsid="003766ed" style:font-size-asian="12pt" style:font-weight-asian="bold" style:font-size-complex="12pt" style:font-weight-complex="bold"/>
    </style:style>
    <style:style style:name="T9" style:family="text">
      <style:text-properties fo:font-size="12pt" fo:font-weight="bold" officeooo:rsid="004d128b" style:font-size-asian="12pt" style:font-weight-asian="bold" style:font-size-complex="12pt" style:font-weight-complex="bold"/>
    </style:style>
    <style:style style:name="T10" style:family="text">
      <style:text-properties fo:font-size="12pt" fo:font-weight="bold" officeooo:rsid="0059138b" style:font-size-asian="12pt" style:font-weight-asian="bold" style:font-size-complex="12pt" style:font-weight-complex="bold"/>
    </style:style>
    <style:style style:name="T11" style:family="text">
      <style:text-properties fo:font-size="12pt" fo:font-weight="bold" officeooo:rsid="005f99de" style:font-size-asian="12pt" style:font-weight-asian="bold" style:font-size-complex="12pt" style:font-weight-complex="bold"/>
    </style:style>
    <style:style style:name="T12" style:family="text">
      <style:text-properties fo:font-size="12pt" fo:font-weight="bold" officeooo:rsid="00638081" style:font-size-asian="12pt" style:font-weight-asian="bold" style:font-size-complex="12pt" style:font-weight-complex="bold"/>
    </style:style>
    <style:style style:name="T13" style:family="text">
      <style:text-properties fo:font-size="12pt" fo:font-weight="bold" officeooo:rsid="0069b4a4" style:font-size-asian="12pt" style:font-weight-asian="bold" style:font-size-complex="12pt" style:font-weight-complex="bold"/>
    </style:style>
    <style:style style:name="T14" style:family="text">
      <style:text-properties fo:font-size="12pt" fo:font-weight="bold" officeooo:rsid="006a9d69" style:font-size-asian="12pt" style:font-weight-asian="bold" style:font-size-complex="12pt" style:font-weight-complex="bold"/>
    </style:style>
    <style:style style:name="T15" style:family="text">
      <style:text-properties fo:font-size="12pt" fo:font-weight="bold" officeooo:rsid="006ce412" style:font-size-asian="12pt" style:font-weight-asian="bold" style:font-size-complex="12pt" style:font-weight-complex="bold"/>
    </style:style>
    <style:style style:name="T16" style:family="text">
      <style:text-properties fo:font-size="12pt" fo:font-weight="bold" officeooo:rsid="007067ce" style:font-size-asian="12pt" style:font-weight-asian="bold" style:font-size-complex="12pt" style:font-weight-complex="bold"/>
    </style:style>
    <style:style style:name="T17" style:family="text">
      <style:text-properties fo:font-size="12pt" style:font-size-asian="12pt" style:font-size-complex="12pt"/>
    </style:style>
    <style:style style:name="T18" style:family="text">
      <style:text-properties fo:font-size="12pt" officeooo:rsid="00259457" style:font-size-asian="12pt" style:font-size-complex="12pt"/>
    </style:style>
    <style:style style:name="T19" style:family="text">
      <style:text-properties fo:font-size="12pt" officeooo:rsid="00284f99" style:font-size-asian="12pt" style:font-size-complex="12pt"/>
    </style:style>
    <style:style style:name="T20" style:family="text">
      <style:text-properties fo:font-size="12pt" officeooo:rsid="0028b7f5" style:font-size-asian="12pt" style:font-size-complex="12pt"/>
    </style:style>
    <style:style style:name="T21" style:family="text">
      <style:text-properties fo:font-size="12pt" officeooo:rsid="002a3ba9" style:font-size-asian="12pt" style:font-size-complex="12pt"/>
    </style:style>
    <style:style style:name="T22" style:family="text">
      <style:text-properties fo:font-size="12pt" officeooo:rsid="002fb423" style:font-size-asian="12pt" style:font-size-complex="12pt"/>
    </style:style>
    <style:style style:name="T23" style:family="text">
      <style:text-properties fo:font-size="12pt" officeooo:rsid="0031723f" style:font-size-asian="12pt" style:font-size-complex="12pt"/>
    </style:style>
    <style:style style:name="T24" style:family="text">
      <style:text-properties fo:font-size="12pt" officeooo:rsid="0031f8ca" style:font-size-asian="12pt" style:font-size-complex="12pt"/>
    </style:style>
    <style:style style:name="T25" style:family="text">
      <style:text-properties fo:font-size="12pt" officeooo:rsid="003c93cc" style:font-size-asian="12pt" style:font-size-complex="12pt"/>
    </style:style>
    <style:style style:name="T26" style:family="text">
      <style:text-properties fo:font-size="12pt" officeooo:rsid="003d5dff" style:font-size-asian="12pt" style:font-size-complex="12pt"/>
    </style:style>
    <style:style style:name="T27" style:family="text">
      <style:text-properties fo:font-size="12pt" officeooo:rsid="003e3c15" style:font-size-asian="12pt" style:font-size-complex="12pt"/>
    </style:style>
    <style:style style:name="T28" style:family="text">
      <style:text-properties fo:font-size="12pt" officeooo:rsid="00409587" style:font-size-asian="12pt" style:font-size-complex="12pt"/>
    </style:style>
    <style:style style:name="T29" style:family="text">
      <style:text-properties fo:font-size="12pt" officeooo:rsid="00424026" style:font-size-asian="12pt" style:font-size-complex="12pt"/>
    </style:style>
    <style:style style:name="T30" style:family="text">
      <style:text-properties fo:font-size="12pt" officeooo:rsid="00424ed8" style:font-size-asian="12pt" style:font-size-complex="12pt"/>
    </style:style>
    <style:style style:name="T31" style:family="text">
      <style:text-properties fo:font-size="12pt" officeooo:rsid="00440428" style:font-size-asian="12pt" style:font-size-complex="12pt"/>
    </style:style>
    <style:style style:name="T32" style:family="text">
      <style:text-properties fo:font-size="12pt" officeooo:rsid="0044cb46" style:font-size-asian="12pt" style:font-size-complex="12pt"/>
    </style:style>
    <style:style style:name="T33" style:family="text">
      <style:text-properties fo:font-size="12pt" officeooo:rsid="004547de" style:font-size-asian="12pt" style:font-size-complex="12pt"/>
    </style:style>
    <style:style style:name="T34" style:family="text">
      <style:text-properties fo:font-size="12pt" officeooo:rsid="004bc329" style:font-size-asian="12pt" style:font-size-complex="12pt"/>
    </style:style>
    <style:style style:name="T35" style:family="text">
      <style:text-properties fo:font-size="12pt" officeooo:rsid="004d128b" style:font-size-asian="12pt" style:font-size-complex="12pt"/>
    </style:style>
    <style:style style:name="T36" style:family="text">
      <style:text-properties fo:font-size="12pt" officeooo:rsid="004d5faf" style:font-size-asian="12pt" style:font-size-complex="12pt"/>
    </style:style>
    <style:style style:name="T37" style:family="text">
      <style:text-properties fo:font-size="12pt" officeooo:rsid="005a4cd0" style:font-size-asian="12pt" style:font-size-complex="12pt"/>
    </style:style>
    <style:style style:name="T38" style:family="text">
      <style:text-properties fo:font-size="12pt" officeooo:rsid="005d3cc1" style:font-size-asian="12pt" style:font-size-complex="12pt"/>
    </style:style>
    <style:style style:name="T39" style:family="text">
      <style:text-properties fo:font-size="12pt" officeooo:rsid="005f99de" style:font-size-asian="12pt" style:font-size-complex="12pt"/>
    </style:style>
    <style:style style:name="T40" style:family="text">
      <style:text-properties fo:font-size="12pt" officeooo:rsid="006677cf" style:font-size-asian="12pt" style:font-size-complex="12pt"/>
    </style:style>
    <style:style style:name="T41" style:family="text">
      <style:text-properties fo:font-size="12pt" officeooo:rsid="00726389" style:font-size-asian="12pt" style:font-size-complex="12pt"/>
    </style:style>
    <style:style style:name="T42" style:family="text">
      <style:text-properties fo:font-size="12pt" officeooo:rsid="007a9d5c" style:font-size-asian="12pt" style:font-size-complex="12pt"/>
    </style:style>
    <style:style style:name="T43" style:family="text">
      <style:text-properties fo:font-size="12pt" officeooo:rsid="007f6ddb" style:font-size-asian="12pt" style:font-size-complex="12pt"/>
    </style:style>
    <style:style style:name="T44" style:family="text">
      <style:text-properties fo:font-size="12pt" fo:font-style="italic" style:font-size-asian="12pt" style:font-style-asian="italic" style:font-size-complex="12pt" style:font-style-complex="italic"/>
    </style:style>
    <style:style style:name="T45" style:family="text">
      <style:text-properties fo:font-size="12pt" fo:font-style="normal" style:font-size-asian="12pt" style:font-style-asian="normal" style:font-size-complex="12pt" style:font-style-complex="normal"/>
    </style:style>
    <style:style style:name="T46" style:family="text">
      <style:text-properties fo:font-size="12pt" fo:font-style="normal" officeooo:rsid="004f52e3" style:font-size-asian="12pt" style:font-style-asian="normal" style:font-size-complex="12pt" style:font-style-complex="normal"/>
    </style:style>
    <style:style style:name="T47" style:family="text">
      <style:text-properties fo:font-size="12pt" fo:font-style="normal" officeooo:rsid="0050d6d2" style:font-size-asian="12pt" style:font-style-asian="normal" style:font-size-complex="12pt" style:font-style-complex="normal"/>
    </style:style>
    <style:style style:name="T48" style:family="text">
      <style:text-properties fo:font-size="12pt" fo:font-style="normal" officeooo:rsid="00524383" style:font-size-asian="12pt" style:font-style-asian="normal" style:font-size-complex="12pt" style:font-style-complex="normal"/>
    </style:style>
    <style:style style:name="T49" style:family="text">
      <style:text-properties fo:font-size="12pt" fo:font-style="normal" officeooo:rsid="0053313a" style:font-size-asian="12pt" style:font-style-asian="normal" style:font-size-complex="12pt" style:font-style-complex="normal"/>
    </style:style>
    <style:style style:name="T50" style:family="text">
      <style:text-properties fo:font-size="12pt" fo:font-style="normal" fo:font-weight="bold" officeooo:rsid="0050d6d2" style:font-size-asian="12pt" style:font-style-asian="normal" style:font-weight-asian="bold" style:font-size-complex="12pt" style:font-style-complex="normal" style:font-weight-complex="bold"/>
    </style:style>
    <style:style style:name="T51" style:family="text">
      <style:text-properties officeooo:rsid="001f9ccf"/>
    </style:style>
    <style:style style:name="T52" style:family="text">
      <style:text-properties fo:font-style="normal" style:font-style-asian="normal" style:font-style-complex="normal"/>
    </style:style>
    <style:style style:name="T53" style:family="text">
      <style:text-properties fo:font-weight="normal" officeooo:rsid="0034b4f9"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t with Traders Episode <text:span text:style-name="T51">4</text:span></text:p>
      <text:p text:style-name="P1"><text:span text:style-name="T51">31</text:span> May 2017</text:p>
      <text:p text:style-name="P58">Power through Losses with Nick Radge</text:p>
      <text:p text:style-name="P1"/>
      <text:p text:style-name="P2">Summary</text:p>
      <text:p text:style-name="P47">Strategy. Understand the strategy, adapt the strategy, stick to the strategy.</text:p>
      <text:p text:style-name="P47"/>
      <text:p text:style-name="P5">Strategy</text:p>
      <text:p text:style-name="P48">5- and 10-day moving averages.</text:p>
      <text:p text:style-name="P6"/>
      <text:p text:style-name="P3">Tips</text:p>
      <text:p text:style-name="P49"><text:span text:style-name="T52">Back-test strategies.</text:span></text:p>
      <text:p text:style-name="P50"><text:span text:style-name="T52">Use different strategies to cover different parts of the market (time scales, industries, etc).</text:span></text:p>
      <text:p text:style-name="P51"><text:span text:style-name="T52">Design strategies for different markets.</text:span></text:p>
      <text:p text:style-name="P18"><text:span text:style-name="T42">S</text:span><text:span text:style-name="T17">tay invested when the market is going up and sell when it starts going down.</text:span></text:p>
      <text:p text:style-name="P52"><text:span text:style-name="T52">Make sure profits far outweigh losses over the longer term.</text:span></text:p>
      <text:p text:style-name="P53"><text:span text:style-name="T52">Diversify so that a 10% loss in a stock is only a 0.1% loss in overall capital.</text:span></text:p>
      <text:p text:style-name="P54"><text:span text:style-name="T52">Don’t give up or get frustrated when you have losing periods.</text:span></text:p>
      <text:p text:style-name="P55"><text:span text:style-name="T52">Watch out for commission drag. Keep brokerage fees low.</text:span></text:p>
      <text:p text:style-name="P4"/>
      <text:p text:style-name="P4">Resources</text:p>
      <text:p text:style-name="P45"><text:span text:style-name="T17">Use ME Broker software.</text:span></text:p>
      <text:p text:style-name="P45"><text:span text:style-name="T17">Absolute beginner: trading for a living by dr Alexander </text:span><text:span text:style-name="T43">E</text:span><text:span text:style-name="T17">lder</text:span></text:p>
      <text:p text:style-name="P56"/>
      <text:p text:style-name="P2">Notes</text:p>
      <text:p text:style-name="P2"/>
      <text:p text:style-name="P59"><text:span text:style-name="T1">Nick is here today to share some of the crucial lessons that have kept him in the game for almost 30 years. What I like most about this interview is Nick shines light on many areas of trading that are not often spoken about.</text:span></text:p>
      <text:p text:style-name="P59"><text:span text:style-name="T1"/></text:p>
      <text:p text:style-name="P59"><text:span text:style-name="T1"><text:tab/></text:span><text:span text:style-name="T3">What about the markets appealed to you?</text:span></text:p>
      <text:p text:style-name="P7"><text:span text:style-name="T17">First job out of school: clerk at a stock market firm.</text:span></text:p>
      <text:p text:style-name="P7"><text:span text:style-name="T17">Starting charting stock trends, and it clicked.</text:span></text:p>
      <text:p text:style-name="P7"><text:span text:style-name="T17"/></text:p>
      <text:p text:style-name="P7"><text:span text:style-name="T17"><text:tab/></text:span><text:span text:style-name="T5">How did you do when you first started</text:span><text:span text:style-name="T4">?</text:span></text:p>
      <text:p text:style-name="P8"><text:span text:style-name="T18">T</text:span><text:span text:style-name="T17">rading back in 1985 was much harder because there </text:span><text:span text:style-name="T20">were</text:span><text:span text:style-name="T17"> no resou</text:span><text:span text:style-name="T19">rces.</text:span></text:p>
      <text:p text:style-name="P9"><text:span text:style-name="T19">A</text:span><text:span text:style-name="T17">ll he had was a 5 and 10 day moving average and a bull market.</text:span></text:p>
      <text:p text:style-name="P9"><text:span text:style-name="T17">2 week settlement period, don’t have to pay for shares for two weeks.</text:span></text:p>
      <text:p text:style-name="P9"><text:span text:style-name="T17">Then 1987 crash, and lost lots of money. </text:span><text:span text:style-name="T21">Took a break from trading for a few years.</text:span></text:p>
      <text:p text:style-name="P9"><text:span text:style-name="T21"/></text:p>
      <text:p text:style-name="P9"><text:span text:style-name="T21"><text:tab/></text:span><text:span text:style-name="T6">How did you get back on your feet?</text:span></text:p>
      <text:p text:style-name="P10"><text:span text:style-name="T21">S</text:span><text:span text:style-name="T17">tarted doing more technical work and research with computer models.</text:span></text:p>
      <text:p text:style-name="P10"><text:span text:style-name="T17"/></text:p>
      <text:p text:style-name="P10"><text:span text:style-name="T17"><text:tab/></text:span><text:span text:style-name="T7">Any formal qualifications?</text:span></text:p>
      <text:p text:style-name="P11"><text:span text:style-name="T17">No, all is self-taught. No courses, no university.</text:span></text:p>
      <text:p text:style-name="P11"><text:span text:style-name="T17">All my success is from being involved in the business passionately.</text:span></text:p>
      <text:p text:style-name="P11"><text:span text:style-name="T17"/></text:p>
      <text:p text:style-name="P11"><text:soft-page-break/><text:span text:style-name="T17"><text:tab/></text:span><text:span text:style-name="T2">What is a trend-following trader?</text:span></text:p>
      <text:p text:style-name="P13"><text:span text:style-name="T17">Like being a hitchhiker. </text:span><text:span text:style-name="T22">Position ourselves in the right direction of the price movement. Don’t know what stock will go up, but we do know that some stock will be going up at some point. Don’t know how much the price will change, but we stay on the ride as long as it goes in the same direction.</text:span></text:p>
      <text:p text:style-name="P13"><text:span text:style-name="T17">Don’t predict the market, analyze shares, no fundamentals.</text:span></text:p>
      <text:p text:style-name="P12"><text:span text:style-name="T17">Profit is always made from price movement. Doesn’t matter how it gets there or what drives it.</text:span></text:p>
      <text:p text:style-name="P12"><text:span text:style-name="T17">Trend followers just care about price movement on the charts.</text:span></text:p>
      <text:p text:style-name="P14"><text:span text:style-name="T17">Periods of time where lots of stocks are moving very well, and make lots of money.</text:span></text:p>
      <text:p text:style-name="P14"><text:span text:style-name="T17">Other periods where almost all stocks are just moving sideways, so not much money to be made.</text:span></text:p>
      <text:p text:style-name="P12"><text:span text:style-name="T17"/></text:p>
      <text:p text:style-name="P12"><text:span text:style-name="T17"/></text:p>
      <text:p text:style-name="P57"><text:span text:style-name="T17"><text:tab/></text:span><text:span text:style-name="T23">How do you ensure that you only lose a small amount?</text:span></text:p>
      <text:p text:style-name="P15"><text:span text:style-name="T17">Everything is planned in advance in the format of a formula or math equation.</text:span></text:p>
      <text:p text:style-name="P15"><text:span text:style-name="T17">If the stock moves down 10%, then we exit the stock.</text:span></text:p>
      <text:p text:style-name="P15"><text:span text:style-name="T17">To get around this big loss, we buy a </text:span><text:span text:style-name="T44">portfolio</text:span><text:span text:style-name="T17"> of stocks. </text:span><text:span text:style-name="T24">Then, a 10% stock loss is really only 0.1% of the entire equity.</text:span></text:p>
      <text:p text:style-name="P16"><text:span text:style-name="T17">As long as we keep doing this in the long run, we will always be ahead.</text:span></text:p>
      <text:p text:style-name="P17"><text:span text:style-name="T17">Stop loss doesn’t have to be complex.</text:span></text:p>
      <text:p text:style-name="P17"><text:span text:style-name="T17">Key takeaways:</text:span></text:p>
      <text:p text:style-name="P17"><text:span text:style-name="T17"><text:tab/>(1) stay invested when the market is going up and sell when it starts going down.</text:span></text:p>
      <text:p text:style-name="P17"><text:span text:style-name="T17"><text:tab/>(2) Make sure profits far outweigh losses over the longer term.</text:span></text:p>
      <text:p text:style-name="P17"><text:span text:style-name="T17"/></text:p>
      <text:p text:style-name="P17"><text:span text:style-name="T17"><text:tab/></text:span><text:span text:style-name="T8">Why do you think people overcomplicate trading?</text:span></text:p>
      <text:p text:style-name="P19"><text:span text:style-name="T17">People just don’t understand that it’s not a linear journey: you don’t make money everyday, every month, every year.</text:span></text:p>
      <text:p text:style-name="P20"><text:span text:style-name="T17">Because people think you have to make 100% every day, they get impatient.</text:span></text:p>
      <text:p text:style-name="P20"><text:span text:style-name="T17">The secret to success is being in it for the long-run.</text:span></text:p>
      <text:p text:style-name="P20"><text:span text:style-name="T17"/></text:p>
      <text:p text:style-name="P20"><text:span text:style-name="T17"><text:tab/></text:span><text:span text:style-name="T2">Viewing Trades as Quantitative over Qualitative?</text:span></text:p>
      <text:p text:style-name="P21"><text:span text:style-name="T28">Q</text:span><text:span text:style-name="T17">uantitative. Hard and fast rules, probably 95% of all trading materials.</text:span></text:p>
      <text:p text:style-name="P21"><text:span text:style-name="T17"><text:tab/></text:span><text:span text:style-name="T25">Ex: don’t </text:span><text:span text:style-name="T27">risk</text:span><text:span text:style-name="T25"> more than 2% of your account.</text:span></text:p>
      <text:p text:style-name="P21"><text:span text:style-name="T25"><text:tab/></text:span><text:span text:style-name="T26">Ex: moving average crossover strategy</text:span></text:p>
      <text:p text:style-name="P22"><text:span text:style-name="T26">M</text:span><text:span text:style-name="T17">ost people believe quant is all there is to trading.</text:span></text:p>
      <text:p text:style-name="P23"><text:span text:style-name="T17">Qualitative: This makes the difference between pros and amateurs. </text:span><text:span text:style-name="T29">This is experience.</text:span><text:span text:style-name="T30"> Can’t really teach this </text:span><text:span text:style-name="T31">(so gain experience </text:span><text:span text:style-name="T32">via paper trading).</text:span></text:p>
      <text:p text:style-name="P23"><text:span text:style-name="T17">Example: Like teaching a teenager how to drive.</text:span></text:p>
      <text:p text:style-name="P23"><text:span text:style-name="T17"><text:tab/>Quant: how to break, how to turn, how to signal, etc.</text:span></text:p>
      <text:p text:style-name="P23"><text:span text:style-name="T17"><text:tab/>Qual: Understanding a dangerous situation on the road without any driving experience.</text:span></text:p>
      <text:p text:style-name="P24"><text:span text:style-name="T17">Research track records of many traders.</text:span></text:p>
      <text:p text:style-name="P24"><text:span text:style-name="T17">David Drews </text:span><text:span text:style-name="T33">makes hella money now, but he didn’t always. Look at his monthly track records.</text:span></text:p>
      <text:p text:style-name="P25"><text:span text:style-name="T33">T</text:span><text:span text:style-name="T17">rait of a successful trader: having losing years. </text:span><text:span text:style-name="T36">Keep pushing through the losses.</text:span></text:p>
      <text:p text:style-name="P26"><text:span text:style-name="T34"/></text:p>
      <text:p text:style-name="P26"><text:span text:style-name="T34"><text:tab/></text:span><text:span text:style-name="T9">At what point do you step back and reevaluate?</text:span></text:p>
      <text:p text:style-name="P27"><text:span text:style-name="T35">B</text:span><text:span text:style-name="T17">efore you even start, </text:span><text:span text:style-name="T44">understand why your strategy makes money.</text:span><text:span text:style-name="T46"> Then, you will know how to make changes to make money more often.</text:span></text:p>
      <text:p text:style-name="P28"><text:span text:style-name="T46">M</text:span><text:span text:style-name="T45">odel isn’t broken, it’s just out of sync with the market.</text:span></text:p>
      <text:p text:style-name="P29"><text:span text:style-name="T45">Instead of avoiding bad markets, add secondary or tertiary </text:span><text:span text:style-name="T47">s</text:span><text:span text:style-name="T45">trateg</text:span><text:span text:style-name="T47">ies </text:span><text:span text:style-name="T45">to the mix </text:span><text:span text:style-name="T47">to diversify</text:span></text:p>
      <text:p text:style-name="P29"><text:span text:style-name="T47"/></text:p>
      <text:p text:style-name="P29"><text:span text:style-name="T47"><text:tab/></text:span><text:span text:style-name="T50">What do you mean by strategies?</text:span></text:p>
      <text:p text:style-name="P30"><text:soft-page-break/><text:span text:style-name="T45">Ex: </text:span><text:span text:style-name="T48">In New Zealand market, </text:span><text:span text:style-name="T45">Core strategy is trend-following model. Break out model. Buy strength, sell weakness. Avg holding period 6-8 months, trade small cap stocks.</text:span></text:p>
      <text:p text:style-name="P31"><text:span text:style-name="T45">In US market, core strategy is short-term mean reversion strategy. Buying dips, more frequent trading (800-1000 trades a year), average hold time is only 3 days.</text:span></text:p>
      <text:p text:style-name="P31"><text:span text:style-name="T45">With these two strategies, diversifying over multiple time scales, industries, et</text:span><text:span text:style-name="T49">c.</text:span></text:p>
      <text:p text:style-name="P32"><text:span text:style-name="T49">W</text:span><text:span text:style-name="T45">hen one strategy goes bad, don’t give up on it entirely. Just wait for the market to re-sync. In the mean time, apply a different strategy.</text:span></text:p>
      <text:p text:style-name="P12"><text:span text:style-name="T17"><text:tab/></text:span></text:p>
      <text:p text:style-name="P12"><text:span text:style-name="T17"><text:tab/></text:span><text:span text:style-name="T10">What is a key area where traders slip up?</text:span></text:p>
      <text:p text:style-name="P33"><text:span text:style-name="T17">Commission drag. </text:span><text:span text:style-name="T37">Account gets chewed up from brokerage fees.</text:span></text:p>
      <text:p text:style-name="P34"><text:span text:style-name="T37">L</text:span><text:span text:style-name="T17">ots of specialized software requires you to make 20+% returns to break even. Those bastards.</text:span></text:p>
      <text:p text:style-name="P35"><text:span text:style-name="T17">Also, people just don’t really understand the journey of trading. </text:span><text:span text:style-name="T38">Very difficult to make trades for a year and lose all the time.</text:span></text:p>
      <text:p text:style-name="P35"><text:span text:style-name="T38"/></text:p>
      <text:p text:style-name="P35"><text:span text:style-name="T38"><text:tab/></text:span><text:span text:style-name="T11">If the prices are so high, how do you trade with a smaller account?</text:span></text:p>
      <text:p text:style-name="P36"><text:span text:style-name="T39">T</text:span><text:span text:style-name="T17">he market needs to move a lot to cover the costs since the positions are so small.</text:span></text:p>
      <text:p text:style-name="P37"><text:span text:style-name="T17">Vast majority of people are not successful with small accounts.</text:span></text:p>
      <text:p text:style-name="P38"><text:span text:style-name="T17">It’s simple math to determine your success. If you need to make 40% returns just to break even, you may need to use discount brokers to lower commission rate, raise more capital for your account to make more money, refine your strategy, etc.</text:span></text:p>
      <text:p text:style-name="P33"/>
      <text:p text:style-name="P33"><text:span text:style-name="T17"><text:tab/></text:span><text:span text:style-name="T12">How do you track your progress?</text:span></text:p>
      <text:p text:style-name="P39"><text:span text:style-name="T17">Account balance </text:span><text:span text:style-name="T40">measures success.</text:span></text:p>
      <text:p text:style-name="P40"><text:span text:style-name="T17">If we don’t understand why a strategy isn’t working, do more research.</text:span></text:p>
      <text:p text:style-name="P40"><text:span text:style-name="T17"/></text:p>
      <text:p text:style-name="P40"><text:span text:style-name="T17"><text:tab/></text:span><text:span text:style-name="T13">Best piece of advice?</text:span></text:p>
      <text:p text:style-name="P41"><text:span text:style-name="T17">Understand why your strategy makes money.</text:span></text:p>
      <text:p text:style-name="P41"><text:span text:style-name="T17"/></text:p>
      <text:p text:style-name="P41"><text:span text:style-name="T17"><text:tab/></text:span><text:span text:style-name="T14">What does a day in your life look like?</text:span></text:p>
      <text:p text:style-name="P42"><text:span text:style-name="T17">Nick is an end of the day trader. Download data at end of day, place orders for the next day.</text:span></text:p>
      <text:p text:style-name="P43"><text:span text:style-name="T17">Everything is predominantly automated.</text:span></text:p>
      <text:p text:style-name="P33"><text:span text:style-name="T17"/></text:p>
      <text:p text:style-name="P33"><text:span text:style-name="T17"><text:tab/></text:span><text:span text:style-name="T15">Best trading resource?</text:span></text:p>
      <text:p text:style-name="P43"><text:span text:style-name="T17">Ability to back-test strategies.</text:span></text:p>
      <text:p text:style-name="P44"><text:span text:style-name="T17">Use ME Broker software.</text:span></text:p>
      <text:p text:style-name="P44"><text:span text:style-name="T17"/></text:p>
      <text:p text:style-name="P44"><text:span text:style-name="T17"><text:tab/></text:span><text:span text:style-name="T2">Must read book?</text:span></text:p>
      <text:p text:style-name="P44"><text:span text:style-name="T17">Absolute beginner: trading for a living by dr Alexander Alder</text:span></text:p>
      <text:p text:style-name="P44"><text:span text:style-name="T17"/></text:p>
      <text:p text:style-name="P44"><text:span text:style-name="T17"><text:tab/></text:span><text:span text:style-name="T16">What would you have done differently?</text:span></text:p>
      <text:p text:style-name="P46"><text:span text:style-name="T17">Stick to </text:span><text:span text:style-name="T41">and adapt </text:span><text:span text:style-name="T17">the strategy. Don’t get lost in tangents.</text:span></text:p>
      <text:p text:style-name="P44"><text:span text:style-name="T17"/></text:p>
      <text:p text:style-name="P44"><text:span text:style-name="T17"/></text:p>
      <text:p text:style-name="P33"><text:span text:style-name="T17"/></text:p>
      <text:p text:style-name="P33"><text:span text:style-name="T17"/></text:p>
      <text:p text:style-name="P12"><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YouTube Noto" svg:font-family="'YouTube Noto',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3:15:49.684295642</meta:creation-date>
    <dc:date>2017-05-31T14:27:20.381659627</dc:date>
    <meta:editing-duration>PT1H10M48S</meta:editing-duration>
    <meta:editing-cycles>91</meta:editing-cycles>
    <meta:generator>LibreOffice/5.1.6.2$Linux_X86_64 LibreOffice_project/10m0$Build-2</meta:generator>
    <meta:document-statistic meta:table-count="0" meta:image-count="0" meta:object-count="0" meta:page-count="3" meta:paragraph-count="99" meta:word-count="1128" meta:character-count="6421" meta:non-whitespace-character-count="5366"/>
  </office:meta>
</office:document-meta>
</file>